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68793" officeooo:paragraph-rsid="00068793"/>
    </style:style>
    <style:style style:name="Ru1" style:family="ruby">
      <style:ruby-properties style:ruby-align="left" style:ruby-position="above" loext:ruby-position="abo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ruby text:style-name="Ru1"><text:ruby-base>今</text:ruby-base><text:ruby-text>いま</text:ruby-text></text:ruby>あなたの<text:ruby text:style-name="Ru1"><text:ruby-base>会社</text:ruby-base><text:ruby-text>かいしゃ</text:ruby-text></text:ruby>の<text:ruby text:style-name="Ru1"><text:ruby-base>パ</text:ruby-base><text:ruby-text>ぱ</text:ruby-text></text:ruby><text:ruby text:style-name="Ru1"><text:ruby-base>ソ</text:ruby-base><text:ruby-text>そ</text:ruby-text></text:ruby><text:ruby text:style-name="Ru1"><text:ruby-base>コ</text:ruby-base><text:ruby-text>こ</text:ruby-text></text:ruby><text:ruby text:style-name="Ru1"><text:ruby-base>ン</text:ruby-base><text:ruby-text>ん</text:ruby-text></text:ruby>がきえてしますか？</text:p>
      <text:p text:style-name="Preformatted_20_Text"/>
      <text:p text:style-name="Preformatted_20_Text"/>
      <text:p text:style-name="P1"><text:ruby text:style-name="Ru1"><text:ruby-base>今</text:ruby-base><text:ruby-text>こん</text:ruby-text></text:ruby><text:ruby text:style-name="Ru1"><text:ruby-base>度</text:ruby-base><text:ruby-text>ど</text:ruby-text></text:ruby>の<text:ruby text:style-name="Ru1"><text:ruby-base>週末</text:ruby-base><text:ruby-text>しゅうまつ</text:ruby-text></text:ruby>は<text:ruby text:style-name="Ru1"><text:ruby-base>何</text:ruby-base><text:ruby-text>なに</text:ruby-text></text:ruby>をしますか？</text:p>
      <text:p text:style-name="P1"/>
      <text:p text:style-name="P1"><text:ruby text:style-name="Ru1"><text:ruby-base>買</text:ruby-base><text:ruby-text>か</text:ruby-text></text:ruby>い<text:ruby text:style-name="Ru1"><text:ruby-base>物</text:ruby-base><text:ruby-text>もの</text:ruby-text></text:ruby>に<text:ruby text:style-name="Ru1"><text:ruby-base>行</text:ruby-base><text:ruby-text>い</text:ruby-text></text:ruby>こうと<text:ruby text:style-name="Ru1"><text:ruby-base>思</text:ruby-base><text:ruby-text>おも</text:ruby-text></text:ruby>っています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09:50:53.389321009</dc:date>
    <meta:editing-duration>PT7M11S</meta:editing-duration>
    <meta:editing-cycles>1</meta:editing-cycles>
    <meta:document-statistic meta:table-count="0" meta:image-count="0" meta:object-count="0" meta:page-count="1" meta:paragraph-count="3" meta:word-count="49" meta:character-count="49" meta:non-whitespace-character-count="49"/>
    <meta:generator>LibreOffice/6.4.7.2$Linux_X86_64 LibreOffice_project/40$Build-2</meta:generator>
  </office:meta>
</office:document-meta>
</file>